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D51ABAFFF6B76A943D.png" manifest:media-type="image/png"/>
  <manifest:file-entry manifest:full-path="Pictures/2000000A000036D30000204B69D1775F2DCF5A19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19cm" svg:height="15.266cm" svg:x="2cm" svg:y="2.234cm">
          <draw:image xlink:href="Pictures/2000000A000036D30000204B69D1775F2DCF5A19.svm" xlink:type="simple" xlink:show="embed" xlink:actuate="onLoad" draw:mime-type="image/x-svm">
            <text:p/>
          </draw:image>
          <draw:image xlink:href="Pictures/100000010000031C000001D51ABAFFF6B76A943D.png" xlink:type="simple" xlink:show="embed" xlink:actuate="onLoad" draw:mime-type="image/png"/>
        </draw:frame>
        <draw:frame draw:style-name="gr2" draw:text-style-name="P2" draw:layer="layout" svg:width="6cm" svg:height="1cm" svg:x="4.5cm" svg:y="2cm">
          <draw:text-box>
            <text:p>To Scal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9T11:42:49.892000000</meta:creation-date>
    <dc:date>2022-09-09T11:47:19.836000000</dc:date>
    <meta:editing-duration>PT4M30S</meta:editing-duration>
    <meta:editing-cycles>1</meta:editing-cycles>
    <meta:document-statistic meta:object-count="2"/>
    <meta:generator>LibreOffice/7.2.7.2$Windows_X86_64 LibreOffice_project/8d71d29d553c0f7dcbfa38fbfda25ee34cce99a2</meta:generator>
  </office:meta>
</office:document-meta>
</file>